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4681" officeooo:paragraph-rsid="00134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机械键盘：</text:p>
      <text:p text:style-name="P1"/>
      <text:p text:style-name="P1">触感：</text:p>
      <text:p text:style-name="P1"/>
      <text:p text:style-name="P1">分类：</text:p>
      <text:p text:style-name="P1">轴</text:p>
      <text:p text:style-name="P1"/>
      <text:p text:style-name="P1">蓝牙影响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18:59:20.400454879</meta:creation-date>
    <dc:date>2021-01-16T19:01:15.780391867</dc:date>
    <meta:editing-duration>PT1M57S</meta:editing-duration>
    <meta:editing-cycles>1</meta:editing-cycles>
    <meta:document-statistic meta:table-count="0" meta:image-count="0" meta:object-count="0" meta:page-count="1" meta:paragraph-count="5" meta:word-count="17" meta:character-count="17" meta:non-whitespace-character-count="17"/>
    <meta:generator>LibreOffice/6.0.7.3$Linux_X86_64 LibreOffice_project/00m0$Build-3</meta:generator>
  </office:meta>
</office:document-meta>
</file>